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86b" officeooo:paragraph-rsid="001da86b"/>
    </style:style>
    <style:style style:name="P2" style:family="paragraph" style:parent-style-name="Standard">
      <style:text-properties fo:font-weight="bold" officeooo:rsid="001da86b" officeooo:paragraph-rsid="001da86b" style:font-weight-asian="bold" style:font-weight-complex="bold"/>
    </style:style>
    <style:style style:name="P3" style:family="paragraph" style:parent-style-name="Standard">
      <style:text-properties fo:font-weight="normal" officeooo:rsid="001da86b" officeooo:paragraph-rsid="001da86b" style:font-weight-asian="normal" style:font-weight-complex="normal"/>
    </style:style>
    <style:style style:name="P4" style:family="paragraph" style:parent-style-name="Standard" style:list-style-name="L1">
      <style:text-properties officeooo:rsid="001da86b" officeooo:paragraph-rsid="001da86b"/>
    </style:style>
    <style:style style:name="P5" style:family="paragraph" style:parent-style-name="Standard" style:list-style-name="L2">
      <style:text-properties fo:font-weight="normal" officeooo:rsid="001da86b" officeooo:paragraph-rsid="001da86b" fo:background-color="#c6ff00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21c507" officeooo:paragraph-rsid="0021c507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236393" officeooo:paragraph-rsid="00236393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3e1d5" officeooo:paragraph-rsid="0023e1d5" style:font-weight-asian="normal" style:font-weight-complex="normal"/>
    </style:style>
    <style:style style:name="P9" style:family="paragraph" style:parent-style-name="Standard" style:list-style-name="L3">
      <style:text-properties officeooo:rsid="00236393" officeooo:paragraph-rsid="00236393"/>
    </style:style>
    <style:style style:name="P10" style:family="paragraph" style:parent-style-name="Standard" style:list-style-name="L1">
      <style:text-properties officeooo:rsid="001da86b" officeooo:paragraph-rsid="001da86b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c507" style:font-weight-asian="normal" style:font-weight-complex="normal"/>
    </style:style>
    <style:style style:name="T4" style:family="text">
      <style:text-properties officeooo:rsid="002363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PC</text:span>:</text:p>
      <text:list text:style-name="L1">
        <text:list-item>
          <text:p text:style-name="P4">Литовка</text:p>
        </text:list-item>
        <text:list-item>
          <text:p text:style-name="P4">Саныч</text:p>
        </text:list-item>
        <text:list-item>
          <text:p text:style-name="P4">Обухов</text:p>
        </text:list-item>
        <text:list-item>
          <text:p text:style-name="P4">Борисенко</text:p>
        </text:list-item>
        <text:list-item>
          <text:p text:style-name="P4">Волков</text:p>
        </text:list-item>
        <text:list-item>
          <text:p text:style-name="P4">Николюкин</text:p>
        </text:list-item>
        <text:list-item>
          <text:p text:style-name="P10">Вехтева</text:p>
        </text:list-item>
      </text:list>
      <text:p text:style-name="P1"/>
      <text:p text:style-name="P2">Оружие — <text:span text:style-name="T2">Меч</text:span></text:p>
      <text:p text:style-name="P2">Магия — <text:span text:style-name="T2">Бласт</text:span></text:p>
      <text:p text:style-name="P2"><text:span text:style-name="T2"/></text:p>
      <text:p text:style-name="P2">Текстуры:</text:p>
      <text:list text:style-name="L2">
        <text:list-item>
          <text:p text:style-name="P5">Пол</text:p>
        </text:list-item>
        <text:list-item>
          <text:p text:style-name="P5">Стены</text:p>
        </text:list-item>
        <text:list-item>
          <text:p text:style-name="P5">Платформы</text:p>
        </text:list-item>
        <text:list-item>
          <text:p text:style-name="P5">Освещение</text:p>
        </text:list-item>
        <text:list-item>
          <text:p text:style-name="P5">Провода</text:p>
        </text:list-item>
      </text:list>
      <text:p text:style-name="P3"/>
      <text:p text:style-name="P2">Босс — <text:span text:style-name="T2">Коробова</text:span></text:p>
      <text:p text:style-name="P2"><text:span text:style-name="T2"/></text:p>
      <text:p text:style-name="P2">Враги:</text:p>
      <text:list text:style-name="L3">
        <text:list-item>
          <text:p text:style-name="P6">Перваки</text:p>
          <text:list>
            <text:list-item>
              <text:p text:style-name="P9"><text:span text:style-name="T3">Х</text:span><text:span text:style-name="T2">удые (медленные, горбатые)</text:span></text:p>
            </text:list-item>
            <text:list-item>
              <text:p text:style-name="P7">Обычные</text:p>
            </text:list-item>
          </text:list>
        </text:list-item>
        <text:list-item>
          <text:p text:style-name="P6">Компы <text:span text:style-name="T4">(летающие)</text:span></text:p>
        </text:list-item>
        <text:list-item>
          <text:p text:style-name="P8">Активисты</text:p>
        </text:list-item>
      </text:list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3:11:46.834879862</meta:creation-date>
    <dc:date>2023-11-09T10:54:07.827383791</dc:date>
    <meta:editing-duration>PT1H57M8S</meta:editing-duration>
    <meta:editing-cycles>8</meta:editing-cycles>
    <meta:generator>LibreOffice/7.6.2.1$Linux_X86_64 LibreOffice_project/60$Build-1</meta:generator>
    <meta:document-statistic meta:table-count="0" meta:image-count="0" meta:object-count="0" meta:page-count="1" meta:paragraph-count="23" meta:word-count="46" meta:character-count="241" meta:non-whitespace-character-count="232"/>
  </office:meta>
</office:document-meta>
</file>